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84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972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8118in"/>
    </style:style>
    <style:style style:name="co13" style:family="table-column">
      <style:table-column-properties fo:break-before="auto" style:column-width="1.3189in"/>
    </style:style>
    <style:style style:name="co14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8e86ae"/>
      <style:text-properties fo:color="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Average correctly detected and recognized area in % of area of annotated bounding boxes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Model name</text:p>
          </table:table-cell>
          <table:table-cell table:style-name="ce1" office:value-type="string" calcext:value-type="string">
            <text:p>Atopic (real and generated)</text:p>
          </table:table-cell>
          <table:table-cell table:style-name="ce1" office:value-type="string" calcext:value-type="string">
            <text:p>Atopic (real)</text:p>
          </table:table-cell>
          <table:table-cell table:style-name="ce1" office:value-type="string" calcext:value-type="string">
            <text:p>Atopic (generated)</text:p>
          </table:table-cell>
          <table:table-cell table:style-name="ce3" office:value-type="string" calcext:value-type="string">
            <text:p>Verruca (real and generated)</text:p>
          </table:table-cell>
          <table:table-cell table:style-name="ce3" office:value-type="string" calcext:value-type="string">
            <text:p>Verruca (real)</text:p>
          </table:table-cell>
          <table:table-cell table:style-name="ce3" office:value-type="string" calcext:value-type="string">
            <text:p>Verruca (generated)</text:p>
          </table:table-cell>
          <table:table-cell table:style-name="ce4" office:value-type="string" calcext:value-type="string">
            <text:p>Dysh (real and generated)</text:p>
          </table:table-cell>
          <table:table-cell table:style-name="ce4" office:value-type="string" calcext:value-type="string">
            <text:p>Dysh (real)</text:p>
          </table:table-cell>
          <table:table-cell table:style-name="ce4" office:value-type="string" calcext:value-type="string">
            <text:p>Dysh (generated)</text:p>
          </table:table-cell>
          <table:table-cell table:style-name="ce5" office:value-type="string" calcext:value-type="string">
            <text:p>Psoriasis (real and generated)</text:p>
          </table:table-cell>
          <table:table-cell table:style-name="ce5" office:value-type="string" calcext:value-type="string">
            <text:p>Psoriasis (real)</text:p>
          </table:table-cell>
          <table:table-cell table:style-name="ce5" office:value-type="string" calcext:value-type="string">
            <text:p>Psoriasis (generated)</text:p>
          </table:table-cell>
          <table:table-cell table:style-name="ce6" office:value-type="string" calcext:value-type="string">
            <text:p>Healthy (real and generated)</text:p>
          </table:table-cell>
          <table:table-cell table:style-name="ce6" office:value-type="string" calcext:value-type="string">
            <text:p>Healthy (real)</text:p>
          </table:table-cell>
          <table:table-cell table:style-name="ce6" office:value-type="string" calcext:value-type="string">
            <text:p>Healthy (generated)</text:p>
          </table:table-cell>
          <table:table-cell table:style-name="ce7" office:value-type="string" calcext:value-type="string">
            <text:p>Total (real and generated)</text:p>
          </table:table-cell>
          <table:table-cell table:style-name="ce7" office:value-type="string" calcext:value-type="string">
            <text:p>Total (real)</text:p>
          </table:table-cell>
          <table:table-cell table:style-name="ce7" office:value-type="string" calcext:value-type="string">
            <text:p>Total (generated)</text:p>
          </table:table-cell>
        </table:table-row>
        <table:table-row table:style-name="ro1">
          <table:table-cell office:value-type="string" calcext:value-type="string">
            <text:p>ssd_mobilenet_v2_fpnlite_320x320_coco17_tpu</text:p>
          </table:table-cell>
          <table:table-cell office:value-type="float" office:value="52.4689028631944" calcext:value-type="float">
            <text:p>52.469</text:p>
          </table:table-cell>
          <table:table-cell office:value-type="float" office:value="53.8526965067153" calcext:value-type="float">
            <text:p>53.853</text:p>
          </table:table-cell>
          <table:table-cell office:value-type="float" office:value="50.5579497364275" calcext:value-type="float">
            <text:p>50.558</text:p>
          </table:table-cell>
          <table:table-cell office:value-type="float" office:value="84.6048974469623" calcext:value-type="float">
            <text:p>84.605</text:p>
          </table:table-cell>
          <table:table-cell office:value-type="float" office:value="80.1026407641678" calcext:value-type="float">
            <text:p>80.103</text:p>
          </table:table-cell>
          <table:table-cell office:value-type="float" office:value="86.3666500619689" calcext:value-type="float">
            <text:p>86.367</text:p>
          </table:table-cell>
          <table:table-cell office:value-type="float" office:value="75.9987558221418" calcext:value-type="float">
            <text:p>75.999</text:p>
          </table:table-cell>
          <table:table-cell office:value-type="float" office:value="75.5010165273287" calcext:value-type="float">
            <text:p>75.501</text:p>
          </table:table-cell>
          <table:table-cell office:value-type="float" office:value="76.4964951169549" calcext:value-type="float">
            <text:p>76.496</text:p>
          </table:table-cell>
          <table:table-cell office:value-type="float" office:value="69.9252991059428" calcext:value-type="float">
            <text:p>69.925</text:p>
          </table:table-cell>
          <table:table-cell office:value-type="float" office:value="61.1827004311684" calcext:value-type="float">
            <text:p>61.183</text:p>
          </table:table-cell>
          <table:table-cell office:value-type="float" office:value="76.1700124450674" calcext:value-type="float">
            <text:p>76.170</text:p>
          </table:table-cell>
          <table:table-cell office:value-type="float" office:value="79.2207792207792" calcext:value-type="float">
            <text:p>79.221</text:p>
          </table:table-cell>
          <table:table-cell office:value-type="float" office:value="74.5614035087719" calcext:value-type="float">
            <text:p>74.561</text:p>
          </table:table-cell>
          <table:table-cell office:value-type="float" office:value="92.5" calcext:value-type="float">
            <text:p>92.500</text:p>
          </table:table-cell>
          <table:table-cell office:value-type="float" office:value="70.9909400924951" calcext:value-type="float">
            <text:p>70.991</text:p>
          </table:table-cell>
          <table:table-cell office:value-type="float" office:value="68.226490965778" calcext:value-type="float">
            <text:p>68.226</text:p>
          </table:table-cell>
          <table:table-cell office:value-type="float" office:value="74.9840332755309" calcext:value-type="float">
            <text:p>74.984</text:p>
          </table:table-cell>
        </table:table-row>
        <table:table-row table:style-name="ro1">
          <table:table-cell office:value-type="string" calcext:value-type="string">
            <text:p>faster_rcnn_resnet50_v1_640x640_coco17_tpu</text:p>
          </table:table-cell>
          <table:table-cell office:value-type="float" office:value="64.3973097006779" calcext:value-type="float">
            <text:p>64.397</text:p>
          </table:table-cell>
          <table:table-cell office:value-type="float" office:value="55.5543993898915" calcext:value-type="float">
            <text:p>55.554</text:p>
          </table:table-cell>
          <table:table-cell office:value-type="float" office:value="76.6089477489069" calcext:value-type="float">
            <text:p>76.609</text:p>
          </table:table-cell>
          <table:table-cell office:value-type="float" office:value="89.8913787947106" calcext:value-type="float">
            <text:p>89.891</text:p>
          </table:table-cell>
          <table:table-cell office:value-type="float" office:value="74.0629845890497" calcext:value-type="float">
            <text:p>74.063</text:p>
          </table:table-cell>
          <table:table-cell office:value-type="float" office:value="96.0850982664909" calcext:value-type="float">
            <text:p>96.085</text:p>
          </table:table-cell>
          <table:table-cell office:value-type="float" office:value="79.1646171584118" calcext:value-type="float">
            <text:p>79.165</text:p>
          </table:table-cell>
          <table:table-cell office:value-type="float" office:value="74.6067497371988" calcext:value-type="float">
            <text:p>74.607</text:p>
          </table:table-cell>
          <table:table-cell office:value-type="float" office:value="83.7224845796248" calcext:value-type="float">
            <text:p>83.722</text:p>
          </table:table-cell>
          <table:table-cell office:value-type="float" office:value="71.5765244531694" calcext:value-type="float">
            <text:p>71.577</text:p>
          </table:table-cell>
          <table:table-cell office:value-type="float" office:value="60.4273462811815" calcext:value-type="float">
            <text:p>60.427</text:p>
          </table:table-cell>
          <table:table-cell office:value-type="float" office:value="79.5402231474464" calcext:value-type="float">
            <text:p>79.540</text:p>
          </table:table-cell>
          <table:table-cell office:value-type="float" office:value="91.5584415584416" calcext:value-type="float">
            <text:p>91.558</text:p>
          </table:table-cell>
          <table:table-cell office:value-type="float" office:value="91.2280701754386" calcext:value-type="float">
            <text:p>91.228</text:p>
          </table:table-cell>
          <table:table-cell office:value-type="float" office:value="92.5" calcext:value-type="float">
            <text:p>92.500</text:p>
          </table:table-cell>
          <table:table-cell office:value-type="float" office:value="80.2634036138693" calcext:value-type="float">
            <text:p>80.263</text:p>
          </table:table-cell>
          <table:table-cell office:value-type="float" office:value="76.875130978655" calcext:value-type="float">
            <text:p>76.875</text:p>
          </table:table-cell>
          <table:table-cell office:value-type="float" office:value="85.1575751980678" calcext:value-type="float">
            <text:p>85.158</text:p>
          </table:table-cell>
        </table:table-row>
        <table:table-row table:style-name="ro1">
          <table:table-cell office:value-type="string" calcext:value-type="string">
            <text:p>faster_rcnn_resnet101_v1_640x640_coco17_tpu</text:p>
          </table:table-cell>
          <table:table-cell office:value-type="float" office:value="64.837239152435" calcext:value-type="float">
            <text:p>64.837</text:p>
          </table:table-cell>
          <table:table-cell office:value-type="float" office:value="55.9906181321167" calcext:value-type="float">
            <text:p>55.991</text:p>
          </table:table-cell>
          <table:table-cell office:value-type="float" office:value="77.054001513827" calcext:value-type="float">
            <text:p>77.054</text:p>
          </table:table-cell>
          <table:table-cell office:value-type="float" office:value="90.628603323963" calcext:value-type="float">
            <text:p>90.629</text:p>
          </table:table-cell>
          <table:table-cell office:value-type="float" office:value="77.7777648858261" calcext:value-type="float">
            <text:p>77.778</text:p>
          </table:table-cell>
          <table:table-cell office:value-type="float" office:value="95.6571922780165" calcext:value-type="float">
            <text:p>95.657</text:p>
          </table:table-cell>
          <table:table-cell office:value-type="float" office:value="77.6692819107983" calcext:value-type="float">
            <text:p>77.669</text:p>
          </table:table-cell>
          <table:table-cell office:value-type="float" office:value="70.7361633875849" calcext:value-type="float">
            <text:p>70.736</text:p>
          </table:table-cell>
          <table:table-cell office:value-type="float" office:value="84.6024004340117" calcext:value-type="float">
            <text:p>84.602</text:p>
          </table:table-cell>
          <table:table-cell office:value-type="float" office:value="68.699814167341" calcext:value-type="float">
            <text:p>68.700</text:p>
          </table:table-cell>
          <table:table-cell office:value-type="float" office:value="56.2027295902206" calcext:value-type="float">
            <text:p>56.203</text:p>
          </table:table-cell>
          <table:table-cell office:value-type="float" office:value="77.6263031509984" calcext:value-type="float">
            <text:p>77.626</text:p>
          </table:table-cell>
          <table:table-cell office:value-type="float" office:value="87.012987012987" calcext:value-type="float">
            <text:p>87.013</text:p>
          </table:table-cell>
          <table:table-cell office:value-type="float" office:value="85.0877192982456" calcext:value-type="float">
            <text:p>85.088</text:p>
          </table:table-cell>
          <table:table-cell office:value-type="float" office:value="92.5" calcext:value-type="float">
            <text:p>92.500</text:p>
          </table:table-cell>
          <table:table-cell office:value-type="float" office:value="78.0433197274722" calcext:value-type="float">
            <text:p>78.043</text:p>
          </table:table-cell>
          <table:table-cell office:value-type="float" office:value="73.2408759963408" calcext:value-type="float">
            <text:p>73.241</text:p>
          </table:table-cell>
          <table:table-cell office:value-type="float" office:value="84.9801828946621" calcext:value-type="float">
            <text:p>84.980</text:p>
          </table:table-cell>
        </table:table-row>
        <table:table-row table:style-name="ro1">
          <table:table-cell office:value-type="string" calcext:value-type="string">
            <text:p>ssd_resnet50_v1_fpn_640x640_coco17_tpu</text:p>
          </table:table-cell>
          <table:table-cell office:value-type="float" office:value="49.7749635452706" calcext:value-type="float">
            <text:p>49.775</text:p>
          </table:table-cell>
          <table:table-cell office:value-type="float" office:value="51.4487744911158" calcext:value-type="float">
            <text:p>51.449</text:p>
          </table:table-cell>
          <table:table-cell office:value-type="float" office:value="47.4635103343415" calcext:value-type="float">
            <text:p>47.464</text:p>
          </table:table-cell>
          <table:table-cell office:value-type="float" office:value="90.2499852290214" calcext:value-type="float">
            <text:p>90.250</text:p>
          </table:table-cell>
          <table:table-cell office:value-type="float" office:value="81.178385966625" calcext:value-type="float">
            <text:p>81.178</text:p>
          </table:table-cell>
          <table:table-cell office:value-type="float" office:value="93.7997414621331" calcext:value-type="float">
            <text:p>93.800</text:p>
          </table:table-cell>
          <table:table-cell office:value-type="float" office:value="81.2152008566972" calcext:value-type="float">
            <text:p>81.215</text:p>
          </table:table-cell>
          <table:table-cell office:value-type="float" office:value="80.6974964849687" calcext:value-type="float">
            <text:p>80.697</text:p>
          </table:table-cell>
          <table:table-cell office:value-type="float" office:value="81.7329052284256" calcext:value-type="float">
            <text:p>81.733</text:p>
          </table:table-cell>
          <table:table-cell office:value-type="float" office:value="75.3192777277721" calcext:value-type="float">
            <text:p>75.319</text:p>
          </table:table-cell>
          <table:table-cell office:value-type="float" office:value="65.2745982856861" calcext:value-type="float">
            <text:p>65.275</text:p>
          </table:table-cell>
          <table:table-cell office:value-type="float" office:value="82.4940487578335" calcext:value-type="float">
            <text:p>82.494</text:p>
          </table:table-cell>
          <table:table-cell office:value-type="float" office:value="76.6233766233766" calcext:value-type="float">
            <text:p>76.623</text:p>
          </table:table-cell>
          <table:table-cell office:value-type="float" office:value="71.9298245614035" calcext:value-type="float">
            <text:p>71.930</text:p>
          </table:table-cell>
          <table:table-cell office:value-type="float" office:value="90" calcext:value-type="float">
            <text:p>90.000</text:p>
          </table:table-cell>
          <table:table-cell office:value-type="float" office:value="70.9343027996168" calcext:value-type="float">
            <text:p>70.934</text:p>
          </table:table-cell>
          <table:table-cell office:value-type="float" office:value="67.1225171474997" calcext:value-type="float">
            <text:p>67.123</text:p>
          </table:table-cell>
          <table:table-cell office:value-type="float" office:value="76.4402154082304" calcext:value-type="float">
            <text:p>76.440</text:p>
          </table:table-cell>
        </table:table-row>
        <table:table-row table:style-name="ro1">
          <table:table-cell office:value-type="string" calcext:value-type="string">
            <text:p>efficientdet_d0_coco17_tpu</text:p>
          </table:table-cell>
          <table:table-cell office:value-type="float" office:value="49.9293137808794" calcext:value-type="float">
            <text:p>49.929</text:p>
          </table:table-cell>
          <table:table-cell office:value-type="float" office:value="55.1226783906186" calcext:value-type="float">
            <text:p>55.123</text:p>
          </table:table-cell>
          <table:table-cell office:value-type="float" office:value="42.7575245579062" calcext:value-type="float">
            <text:p>42.758</text:p>
          </table:table-cell>
          <table:table-cell office:value-type="float" office:value="88.7153009808096" calcext:value-type="float">
            <text:p>88.715</text:p>
          </table:table-cell>
          <table:table-cell office:value-type="float" office:value="81.2038505155778" calcext:value-type="float">
            <text:p>81.204</text:p>
          </table:table-cell>
          <table:table-cell office:value-type="float" office:value="91.6545642063351" calcext:value-type="float">
            <text:p>91.655</text:p>
          </table:table-cell>
          <table:table-cell office:value-type="float" office:value="80.1842736434702" calcext:value-type="float">
            <text:p>80.184</text:p>
          </table:table-cell>
          <table:table-cell office:value-type="float" office:value="82.2734039183434" calcext:value-type="float">
            <text:p>82.273</text:p>
          </table:table-cell>
          <table:table-cell office:value-type="float" office:value="78.0951433685969" calcext:value-type="float">
            <text:p>78.095</text:p>
          </table:table-cell>
          <table:table-cell office:value-type="float" office:value="77.2100163317977" calcext:value-type="float">
            <text:p>77.210</text:p>
          </table:table-cell>
          <table:table-cell office:value-type="float" office:value="77.5768639590109" calcext:value-type="float">
            <text:p>77.577</text:p>
          </table:table-cell>
          <table:table-cell office:value-type="float" office:value="76.9479823123597" calcext:value-type="float">
            <text:p>76.948</text:p>
          </table:table-cell>
          <table:table-cell office:value-type="float" office:value="63.6363636363636" calcext:value-type="float">
            <text:p>63.636</text:p>
          </table:table-cell>
          <table:table-cell office:value-type="float" office:value="53.5087719298246" calcext:value-type="float">
            <text:p>53.509</text:p>
          </table:table-cell>
          <table:table-cell office:value-type="float" office:value="92.5" calcext:value-type="float">
            <text:p>92.500</text:p>
          </table:table-cell>
          <table:table-cell office:value-type="float" office:value="65.6290714950239" calcext:value-type="float">
            <text:p>65.629</text:p>
          </table:table-cell>
          <table:table-cell office:value-type="float" office:value="59.8414269630913" calcext:value-type="float">
            <text:p>59.841</text:p>
          </table:table-cell>
          <table:table-cell office:value-type="float" office:value="73.9890024855933" calcext:value-type="float">
            <text:p>73.989</text:p>
          </table:table-cell>
        </table:table-row>
        <table:table-row table:style-name="ro1">
          <table:table-cell office:value-type="string" calcext:value-type="string">
            <text:p>efficientdet_d1_coco17_tpu</text:p>
          </table:table-cell>
          <table:table-cell office:value-type="float" office:value="54.8996804368741" calcext:value-type="float">
            <text:p>54.900</text:p>
          </table:table-cell>
          <table:table-cell office:value-type="float" office:value="55.1485728826625" calcext:value-type="float">
            <text:p>55.149</text:p>
          </table:table-cell>
          <table:table-cell office:value-type="float" office:value="54.5559718212615" calcext:value-type="float">
            <text:p>54.556</text:p>
          </table:table-cell>
          <table:table-cell office:value-type="float" office:value="94.1250966763186" calcext:value-type="float">
            <text:p>94.125</text:p>
          </table:table-cell>
          <table:table-cell office:value-type="float" office:value="92.2509364958781" calcext:value-type="float">
            <text:p>92.251</text:p>
          </table:table-cell>
          <table:table-cell office:value-type="float" office:value="94.8584637034476" calcext:value-type="float">
            <text:p>94.858</text:p>
          </table:table-cell>
          <table:table-cell office:value-type="float" office:value="77.4281226805695" calcext:value-type="float">
            <text:p>77.428</text:p>
          </table:table-cell>
          <table:table-cell office:value-type="float" office:value="77.9647926726657" calcext:value-type="float">
            <text:p>77.965</text:p>
          </table:table-cell>
          <table:table-cell office:value-type="float" office:value="76.8914526884732" calcext:value-type="float">
            <text:p>76.891</text:p>
          </table:table-cell>
          <table:table-cell office:value-type="float" office:value="80.0212954029709" calcext:value-type="float">
            <text:p>80.021</text:p>
          </table:table-cell>
          <table:table-cell office:value-type="float" office:value="78.1579512921228" calcext:value-type="float">
            <text:p>78.158</text:p>
          </table:table-cell>
          <table:table-cell office:value-type="float" office:value="81.3522554821481" calcext:value-type="float">
            <text:p>81.352</text:p>
          </table:table-cell>
          <table:table-cell office:value-type="float" office:value="72.7272727272727" calcext:value-type="float">
            <text:p>72.727</text:p>
          </table:table-cell>
          <table:table-cell office:value-type="float" office:value="69.2982456140351" calcext:value-type="float">
            <text:p>69.298</text:p>
          </table:table-cell>
          <table:table-cell office:value-type="float" office:value="82.5" calcext:value-type="float">
            <text:p>82.500</text:p>
          </table:table-cell>
          <table:table-cell office:value-type="float" office:value="71.2302626307353" calcext:value-type="float">
            <text:p>71.230</text:p>
          </table:table-cell>
          <table:table-cell office:value-type="float" office:value="68.105568031462" calcext:value-type="float">
            <text:p>68.106</text:p>
          </table:table-cell>
          <table:table-cell office:value-type="float" office:value="75.7437103852411" calcext:value-type="float">
            <text:p>75.744</text:p>
          </table:table-cell>
        </table:table-row>
        <table:table-row table:style-name="ro1">
          <table:table-cell office:value-type="string" calcext:value-type="string">
            <text:p>centernet_hg104_512x512_coco17_tpu</text:p>
          </table:table-cell>
          <table:table-cell office:value-type="float" office:value="69.490647227759" calcext:value-type="float">
            <text:p>69.491</text:p>
          </table:table-cell>
          <table:table-cell office:value-type="float" office:value="60.5257525254502" calcext:value-type="float">
            <text:p>60.526</text:p>
          </table:table-cell>
          <table:table-cell office:value-type="float" office:value="81.8707399118998" calcext:value-type="float">
            <text:p>81.871</text:p>
          </table:table-cell>
          <table:table-cell office:value-type="float" office:value="96.2842505614559" calcext:value-type="float">
            <text:p>96.284</text:p>
          </table:table-cell>
          <table:table-cell office:value-type="float" office:value="93.366465582812" calcext:value-type="float">
            <text:p>93.366</text:p>
          </table:table-cell>
          <table:table-cell office:value-type="float" office:value="97.4259925096209" calcext:value-type="float">
            <text:p>97.426</text:p>
          </table:table-cell>
          <table:table-cell office:value-type="float" office:value="71.1221780164374" calcext:value-type="float">
            <text:p>71.122</text:p>
          </table:table-cell>
          <table:table-cell office:value-type="float" office:value="71.2893772991076" calcext:value-type="float">
            <text:p>71.289</text:p>
          </table:table-cell>
          <table:table-cell office:value-type="float" office:value="70.9549787337672" calcext:value-type="float">
            <text:p>70.955</text:p>
          </table:table-cell>
          <table:table-cell office:value-type="float" office:value="73.0856367498738" calcext:value-type="float">
            <text:p>73.086</text:p>
          </table:table-cell>
          <table:table-cell office:value-type="float" office:value="68.6092673991193" calcext:value-type="float">
            <text:p>68.609</text:p>
          </table:table-cell>
          <table:table-cell office:value-type="float" office:value="76.2830434289841" calcext:value-type="float">
            <text:p>76.283</text:p>
          </table:table-cell>
          <table:table-cell office:value-type="float" office:value="70.1298701298701" calcext:value-type="float">
            <text:p>70.130</text:p>
          </table:table-cell>
          <table:table-cell office:value-type="float" office:value="66.6666666666667" calcext:value-type="float">
            <text:p>66.667</text:p>
          </table:table-cell>
          <table:table-cell office:value-type="float" office:value="80" calcext:value-type="float">
            <text:p>80.000</text:p>
          </table:table-cell>
          <table:table-cell office:value-type="float" office:value="72.6822417791282" calcext:value-type="float">
            <text:p>72.682</text:p>
          </table:table-cell>
          <table:table-cell office:value-type="float" office:value="66.7364919940541" calcext:value-type="float">
            <text:p>66.736</text:p>
          </table:table-cell>
          <table:table-cell office:value-type="float" office:value="81.2705470242351" calcext:value-type="float">
            <text:p>81.271</text:p>
          </table:table-cell>
        </table:table-row>
        <table:table-row table:style-name="ro1">
          <table:table-cell office:value-type="string" calcext:value-type="string">
            <text:p>centernet_resnet101_v1_fpn_512x512_coco17_tpu</text:p>
          </table:table-cell>
          <table:table-cell office:value-type="float" office:value="65.0189420404219" calcext:value-type="float">
            <text:p>65.019</text:p>
          </table:table-cell>
          <table:table-cell office:value-type="float" office:value="60.0850657541703" calcext:value-type="float">
            <text:p>60.085</text:p>
          </table:table-cell>
          <table:table-cell office:value-type="float" office:value="71.8323902452456" calcext:value-type="float">
            <text:p>71.832</text:p>
          </table:table-cell>
          <table:table-cell office:value-type="float" office:value="95.4823784713468" calcext:value-type="float">
            <text:p>95.482</text:p>
          </table:table-cell>
          <table:table-cell office:value-type="float" office:value="91.9144224070051" calcext:value-type="float">
            <text:p>91.914</text:p>
          </table:table-cell>
          <table:table-cell office:value-type="float" office:value="96.8785351921761" calcext:value-type="float">
            <text:p>96.879</text:p>
          </table:table-cell>
          <table:table-cell office:value-type="float" office:value="71.6979631166716" calcext:value-type="float">
            <text:p>71.698</text:p>
          </table:table-cell>
          <table:table-cell office:value-type="float" office:value="68.8924565824049" calcext:value-type="float">
            <text:p>68.892</text:p>
          </table:table-cell>
          <table:table-cell office:value-type="float" office:value="74.5034696509383" calcext:value-type="float">
            <text:p>74.503</text:p>
          </table:table-cell>
          <table:table-cell office:value-type="float" office:value="65.127292618652" calcext:value-type="float">
            <text:p>65.127</text:p>
          </table:table-cell>
          <table:table-cell office:value-type="float" office:value="59.6904092311259" calcext:value-type="float">
            <text:p>59.690</text:p>
          </table:table-cell>
          <table:table-cell office:value-type="float" office:value="69.0107807525992" calcext:value-type="float">
            <text:p>69.011</text:p>
          </table:table-cell>
          <table:table-cell office:value-type="float" office:value="85.0649350649351" calcext:value-type="float">
            <text:p>85.065</text:p>
          </table:table-cell>
          <table:table-cell office:value-type="float" office:value="82.4561403508772" calcext:value-type="float">
            <text:p>82.456</text:p>
          </table:table-cell>
          <table:table-cell office:value-type="float" office:value="92.5" calcext:value-type="float">
            <text:p>92.500</text:p>
          </table:table-cell>
          <table:table-cell office:value-type="float" office:value="76.6079114585226" calcext:value-type="float">
            <text:p>76.608</text:p>
          </table:table-cell>
          <table:table-cell office:value-type="float" office:value="73.6824476546404" calcext:value-type="float">
            <text:p>73.682</text:p>
          </table:table-cell>
          <table:table-cell office:value-type="float" office:value="80.8335813974635" calcext:value-type="float">
            <text:p>80.834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Average from all models </text:p>
          </table:table-cell>
          <table:table-cell table:style-name="Default" table:formula="of:=AVERAGE([.B3:.B10])" office:value-type="float" office:value="58.8521248434391" calcext:value-type="float">
            <text:p>58.8521248434391</text:p>
          </table:table-cell>
          <table:table-cell table:style-name="Default" table:formula="of:=AVERAGE([.C3:.C10])" office:value-type="float" office:value="55.9660697590926" calcext:value-type="float">
            <text:p>55.9660697590926</text:p>
          </table:table-cell>
          <table:table-cell table:style-name="Default" table:formula="of:=AVERAGE([.D3:.D10])" office:value-type="float" office:value="62.837629483727" calcext:value-type="float">
            <text:p>62.837629483727</text:p>
          </table:table-cell>
          <table:table-cell table:style-name="Default" table:formula="of:=AVERAGE([.E3:.E10])" office:value-type="float" office:value="91.2477364355735" calcext:value-type="float">
            <text:p>91.2477364355735</text:p>
          </table:table-cell>
          <table:table-cell table:style-name="Default" table:formula="of:=AVERAGE([.F3:.F10])" office:value-type="float" office:value="83.9821814008677" calcext:value-type="float">
            <text:p>83.9821814008677</text:p>
          </table:table-cell>
          <table:table-cell table:style-name="Default" table:formula="of:=AVERAGE([.G3:.G10])" office:value-type="float" office:value="94.0907797100236" calcext:value-type="float">
            <text:p>94.0907797100236</text:p>
          </table:table-cell>
          <table:table-cell table:style-name="Default" table:formula="of:=AVERAGE([.H3:.H10])" office:value-type="float" office:value="76.8100491506497" calcext:value-type="float">
            <text:p>76.8100491506497</text:p>
          </table:table-cell>
          <table:table-cell table:style-name="Default" table:formula="of:=AVERAGE([.I3:.I10])" office:value-type="float" office:value="75.2451820762003" calcext:value-type="float">
            <text:p>75.2451820762003</text:p>
          </table:table-cell>
          <table:table-cell table:style-name="Default" table:formula="of:=AVERAGE([.J3:.J10])" office:value-type="float" office:value="78.3749162250991" calcext:value-type="float">
            <text:p>78.3749162250991</text:p>
          </table:table-cell>
          <table:table-cell table:style-name="Default" table:formula="of:=AVERAGE([.K3:.K10])" office:value-type="float" office:value="72.62064456969" calcext:value-type="float">
            <text:p>72.62064456969</text:p>
          </table:table-cell>
          <table:table-cell table:style-name="Default" table:formula="of:=AVERAGE([.L3:.L10])" office:value-type="float" office:value="65.8902333087044" calcext:value-type="float">
            <text:p>65.8902333087044</text:p>
          </table:table-cell>
          <table:table-cell table:style-name="Default" table:formula="of:=AVERAGE([.M3:.M10])" office:value-type="float" office:value="77.4280811846796" calcext:value-type="float">
            <text:p>77.4280811846796</text:p>
          </table:table-cell>
          <table:table-cell table:style-name="Default" table:formula="of:=AVERAGE([.N3:.N10])" office:value-type="float" office:value="78.2467532467533" calcext:value-type="float">
            <text:p>78.2467532467533</text:p>
          </table:table-cell>
          <table:table-cell table:style-name="Default" table:formula="of:=AVERAGE([.O3:.O10])" office:value-type="float" office:value="74.3421052631579" calcext:value-type="float">
            <text:p>74.3421052631579</text:p>
          </table:table-cell>
          <table:table-cell table:style-name="Default" table:formula="of:=AVERAGE([.P3:.P10])" office:value-type="float" office:value="89.375" calcext:value-type="float">
            <text:p>89.375</text:p>
          </table:table-cell>
          <table:table-cell table:style-name="Default" table:formula="of:=AVERAGE([.Q3:.Q10])" office:value-type="float" office:value="73.2976816996079" calcext:value-type="float">
            <text:p>73.2976816996079</text:p>
          </table:table-cell>
          <table:table-cell table:style-name="Default" table:formula="of:=AVERAGE([.R3:.R10])" office:value-type="float" office:value="69.2288687164402" calcext:value-type="float">
            <text:p>69.2288687164402</text:p>
          </table:table-cell>
          <table:table-cell table:style-name="Default" table:formula="of:=AVERAGE([.S3:.S10])" office:value-type="float" office:value="79.174856008628" calcext:value-type="float">
            <text:p>79.174856008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30:02.472100851</meta:creation-date>
    <meta:generator>LibreOffice/6.4.7.2$Linux_X86_64 LibreOffice_project/40$Build-2</meta:generator>
    <dc:date>2022-03-13T21:02:33.941668008</dc:date>
    <meta:editing-duration>PT9M47S</meta:editing-duration>
    <meta:editing-cycles>1</meta:editing-cycles>
    <meta:document-statistic meta:table-count="1" meta:cell-count="191" meta:object-count="0"/>
  </office:meta>
</office:document-meta>
</file>